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ae4b87" officeooo:paragraph-rsid="001ec299" style:font-size-asian="10pt" style:font-style-asian="italic" style:font-weight-asian="normal" style:font-size-complex="10pt" style:font-style-complex="italic" style:font-weight-complex="normal"/>
    </style:style>
    <style:style style:name="P2" style:family="paragraph" style:parent-style-name="Standard">
      <style:paragraph-properties fo:text-align="center" style:justify-single-word="false" fo:break-before="page"/>
      <style:text-properties officeooo:paragraph-rsid="001ec299"/>
    </style:style>
    <style:style style:name="P3" style:family="paragraph" style:parent-style-name="Standard">
      <style:paragraph-properties fo:text-align="justify" style:justify-single-word="false"/>
      <style:text-properties style:use-window-font-color="true" loext:opacity="0%" officeooo:paragraph-rsid="001ec299"/>
    </style:style>
    <style:style style:name="P4"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1ec299" style:font-size-asian="10pt" style:font-weight-asian="bold" style:font-size-complex="10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1ec299" style:font-size-asian="10pt" style:font-size-complex="10pt"/>
    </style:style>
    <style:style style:name="P6"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1ec299" style:font-size-asian="10pt" style:font-size-complex="10pt"/>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fo:font-weight="normal" officeooo:rsid="00a18251" officeooo:paragraph-rsid="001ec299"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officeooo:paragraph-rsid="001ec299" style:font-size-asian="10pt" style:font-size-complex="10pt"/>
    </style:style>
    <style:style style:name="P9"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1ec299" style:font-size-asian="10pt" style:font-weight-asian="bold" style:font-size-complex="10pt" style:font-weight-complex="bold"/>
    </style:style>
    <style:style style:name="P1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bold" officeooo:rsid="00a2f4eb" officeooo:paragraph-rsid="001ec299" style:font-size-asian="10pt" style:font-weight-asian="bold" style:font-size-complex="10pt" style:font-weight-complex="bold"/>
    </style:style>
    <style:style style:name="P11"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a55eb8" officeooo:paragraph-rsid="001ec299" style:font-size-asian="10pt" style:font-weight-asian="normal" style:font-size-complex="10pt" style:font-weight-complex="normal"/>
    </style:style>
    <style:style style:name="P12"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a6dbfa" officeooo:paragraph-rsid="001ec299" style:font-size-asian="10pt" style:font-weight-asian="normal" style:font-size-complex="10pt"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1ec299" style:font-size-asian="10pt" style:font-weight-asian="normal" style:font-size-complex="10pt"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9d9cba" officeooo:paragraph-rsid="001ec299" style:font-size-asian="10pt" style:font-weight-asian="normal" style:font-size-complex="10pt"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officeooo:paragraph-rsid="001ec299"/>
    </style:style>
    <style:style style:name="P16" style:family="paragraph" style:parent-style-name="Standard">
      <style:paragraph-properties fo:margin-left="2.501cm" fo:margin-right="0cm" fo:text-align="justify" style:justify-single-word="false" fo:text-indent="0cm" style:auto-text-indent="false"/>
      <style:text-properties officeooo:paragraph-rsid="001ec299"/>
    </style:style>
    <style:style style:name="P17" style:family="paragraph" style:parent-style-name="Standard">
      <style:paragraph-properties fo:margin-left="2.501cm" fo:margin-right="0cm" fo:text-align="justify" style:justify-single-word="false" fo:text-indent="0cm" style:auto-text-indent="false"/>
      <style:text-properties fo:font-weight="normal" officeooo:rsid="00a55eb8" officeooo:paragraph-rsid="001ec299" style:font-weight-asian="normal" style:font-weight-complex="normal"/>
    </style:style>
    <style:style style:name="P18" style:family="paragraph" style:parent-style-name="Standard">
      <style:paragraph-properties fo:margin-left="2.501cm" fo:margin-right="0cm" fo:text-align="justify" style:justify-single-word="false" fo:text-indent="0cm" style:auto-text-indent="false"/>
      <style:text-properties fo:font-weight="normal" officeooo:rsid="00aac13b" officeooo:paragraph-rsid="001ec299" style:font-weight-asian="normal"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a35f70" officeooo:paragraph-rsid="001ec299" style:font-size-asian="10pt" style:font-weight-asian="bold" style:font-size-complex="10pt" style:font-weight-complex="bold"/>
    </style:style>
    <style:style style:name="P20" style:family="paragraph" style:parent-style-name="Standard">
      <style:paragraph-properties fo:margin-left="3.752cm" fo:margin-right="0cm" fo:text-align="justify" style:justify-single-word="false" fo:text-indent="0cm" style:auto-text-indent="false"/>
      <style:text-properties fo:font-size="13pt" fo:font-style="normal" fo:font-weight="normal" officeooo:rsid="00b08e62" officeooo:paragraph-rsid="001ec299" style:font-size-asian="13pt" style:font-style-asian="normal" style:font-weight-asian="normal" style:font-size-complex="13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13pt" fo:font-weight="bold" officeooo:rsid="00af54e7" officeooo:paragraph-rsid="001ec299" style:font-size-asian="13pt" style:font-weight-asian="bold" style:font-size-complex="13pt" style:font-weight-complex="bold"/>
    </style:style>
    <style:style style:name="P22" style:family="paragraph" style:parent-style-name="Standard">
      <style:paragraph-properties fo:margin-left="0cm" fo:margin-right="0cm" fo:text-align="justify" style:justify-single-word="false" fo:text-indent="0cm" style:auto-text-indent="false"/>
      <style:text-properties fo:font-size="13pt" fo:font-weight="normal" officeooo:rsid="00af54e7" officeooo:paragraph-rsid="001ec299" style:font-size-asian="13pt" style:font-weight-asian="normal" style:font-size-complex="13pt"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fo:font-size="13pt" fo:font-weight="normal" officeooo:rsid="00af54e7" officeooo:paragraph-rsid="001ec299" style:font-size-asian="13pt" style:font-weight-asian="normal" style:font-size-complex="13pt" style:font-weight-complex="normal"/>
    </style:style>
    <style:style style:name="P24" style:family="paragraph" style:parent-style-name="Standard">
      <style:paragraph-properties fo:margin-left="2.501cm" fo:margin-right="0cm" fo:text-align="justify" style:justify-single-word="false" fo:text-indent="0cm" style:auto-text-indent="false"/>
      <style:text-properties fo:font-size="13pt" fo:font-weight="normal" officeooo:rsid="00af54e7" officeooo:paragraph-rsid="001ec299" style:font-size-asian="13pt" style:font-weight-asian="normal" style:font-size-complex="13pt"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fo:font-size="13pt" fo:font-weight="normal" officeooo:rsid="00b08e62" officeooo:paragraph-rsid="001ec299" style:font-size-asian="13pt" style:font-weight-asian="normal" style:font-size-complex="13pt" style:font-weight-complex="normal"/>
    </style:style>
    <style:style style:name="P26" style:family="paragraph" style:parent-style-name="Standard">
      <style:paragraph-properties fo:margin-left="2.501cm" fo:margin-right="0cm" fo:text-align="justify" style:justify-single-word="false" fo:text-indent="0cm" style:auto-text-indent="false"/>
      <style:text-properties fo:font-size="13pt" fo:font-weight="normal" officeooo:rsid="00b08e62" officeooo:paragraph-rsid="001ec299" style:font-size-asian="13pt" style:font-weight-asian="normal" style:font-size-complex="13pt" style:font-weight-complex="normal"/>
    </style:style>
    <style:style style:name="P27" style:family="paragraph" style:parent-style-name="Standard">
      <style:paragraph-properties fo:text-align="center" style:justify-single-word="false" fo:break-before="page"/>
      <style:text-properties fo:font-size="22pt" fo:font-weight="bold" officeooo:rsid="00af54e7" officeooo:paragraph-rsid="001ec299" style:font-size-asian="22pt" style:font-weight-asian="bold" style:font-size-complex="22pt" style:font-weight-complex="bold"/>
    </style:style>
    <style:style style:name="P28" style:family="paragraph" style:parent-style-name="Standard">
      <style:text-properties officeooo:rsid="000a067a" officeooo:paragraph-rsid="001ec299"/>
    </style:style>
    <style:style style:name="P29" style:family="paragraph" style:parent-style-name="Standard">
      <style:paragraph-properties fo:margin-left="2.501cm" fo:margin-right="0cm" fo:text-align="justify" style:justify-single-word="false" fo:text-indent="0cm" style:auto-text-indent="false"/>
      <style:text-properties style:use-window-font-color="true" loext:opacity="0%" fo:font-size="22pt" fo:font-style="normal" fo:font-weight="bold" officeooo:rsid="004215bd" officeooo:paragraph-rsid="001ec299" style:font-size-asian="22pt" style:font-style-asian="normal" style:font-weight-asian="bold" style:font-size-complex="22pt" style:font-style-complex="normal" style:font-weight-complex="bold"/>
    </style:style>
    <style:style style:name="P3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e1be5" officeooo:paragraph-rsid="001fbd21" style:font-size-asian="10pt" style:font-weight-asian="normal" style:font-size-complex="10pt" style:font-weight-complex="normal"/>
    </style:style>
    <style:style style:name="P31" style:family="paragraph" style:parent-style-name="Standard">
      <style:paragraph-properties fo:margin-left="2.501cm" fo:margin-right="0cm" fo:text-align="end" style:justify-single-word="false" fo:text-indent="0cm" style:auto-text-indent="false"/>
      <style:text-properties style:use-window-font-color="true" loext:opacity="0%" fo:font-size="10pt" style:text-underline-style="none" fo:font-weight="normal" officeooo:rsid="007e1be5" officeooo:paragraph-rsid="001fbd21" style:font-size-asian="10pt" style:font-weight-asian="normal" style:font-size-complex="10pt" style:font-weight-complex="normal"/>
    </style:style>
    <style:style style:name="P32"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1fbd21" officeooo:paragraph-rsid="001fbd21" style:font-weight-asian="normal" style:font-weight-complex="normal"/>
    </style:style>
    <style:style style:name="P33"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a6dbfa" officeooo:paragraph-rsid="001ec299" style:font-weight-asian="normal" style:font-weight-complex="normal"/>
    </style:style>
    <style:style style:name="P34" style:family="paragraph" style:parent-style-name="Standard">
      <style:paragraph-properties fo:margin-left="1.251cm" fo:margin-right="0cm" fo:text-align="justify" style:justify-single-word="false" fo:text-indent="0cm" style:auto-text-indent="false"/>
      <style:text-properties officeooo:rsid="007d85e6" officeooo:paragraph-rsid="001fbd21"/>
    </style:style>
    <style:style style:name="P35" style:family="paragraph" style:parent-style-name="Standard">
      <style:paragraph-properties fo:margin-left="2.501cm" fo:margin-right="0cm" fo:text-align="justify" style:justify-single-word="false" fo:text-indent="0cm" style:auto-text-indent="false"/>
      <style:text-properties officeooo:rsid="007e1be5" officeooo:paragraph-rsid="001fbd21"/>
    </style:style>
    <style:style style:name="P36" style:family="paragraph" style:parent-style-name="Standard">
      <style:paragraph-properties fo:margin-left="2.501cm" fo:margin-right="0cm" fo:text-align="justify" style:justify-single-word="false" fo:text-indent="0cm" style:auto-text-indent="false"/>
      <style:text-properties officeooo:paragraph-rsid="001ec299"/>
    </style:style>
    <style:style style:name="T1" style:family="text">
      <style:text-properties fo:font-size="10pt" style:text-underline-style="none" style:font-size-asian="10pt" style:font-size-complex="10pt"/>
    </style:style>
    <style:style style:name="T2" style:family="text">
      <style:text-properties fo:font-size="10pt" style:text-underline-style="none" officeooo:rsid="00a8c24d" style:font-size-asian="10pt" style:font-size-complex="10pt"/>
    </style:style>
    <style:style style:name="T3" style:family="text">
      <style:text-properties fo:font-size="10pt" style:text-underline-style="none" fo:font-weight="bold" officeooo:rsid="001fbd21" fo:background-color="#ffd7d7" loext:char-shading-value="0" style:font-size-asian="10pt" style:font-weight-asian="bold" style:font-size-complex="10pt" style:font-weight-complex="bold"/>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style:use-window-font-color="true" loext:opacity="0%" fo:font-size="22pt" fo:font-weight="bold" officeooo:rsid="004215bd" style:font-size-asian="22pt" style:font-weight-asian="bold" style:font-size-complex="22pt" style:font-weight-complex="bold"/>
    </style:style>
    <style:style style:name="T6" style:family="text">
      <style:text-properties style:use-window-font-color="true" loext:opacity="0%" fo:font-size="22pt" fo:font-weight="bold" officeooo:rsid="009ac788" style:font-size-asian="22pt" style:font-weight-asian="bold" style:font-size-complex="22pt" style:font-weight-complex="bold"/>
    </style:style>
    <style:style style:name="T7" style:family="text">
      <style:text-properties style:use-window-font-color="true" loext:opacity="0%" fo:font-size="10pt" style:font-size-asian="10pt" style:font-size-complex="10pt"/>
    </style:style>
    <style:style style:name="T8" style:family="text">
      <style:text-properties style:use-window-font-color="true" loext:opacity="0%" fo:font-size="10pt" fo:font-style="normal" fo:font-weight="normal" officeooo:rsid="009f960f" style:font-size-asian="10pt" style:font-style-asian="normal" style:font-weight-asian="normal" style:font-size-complex="10pt" style:font-style-complex="normal" style:font-weight-complex="normal"/>
    </style:style>
    <style:style style:name="T9" style:family="text">
      <style:text-properties style:use-window-font-color="true" loext:opacity="0%" fo:font-size="10pt" fo:font-style="normal" fo:font-weight="normal" officeooo:rsid="00a18251" style:font-size-asian="10pt" style:font-style-asian="normal" style:font-weight-asian="normal" style:font-size-complex="10pt" style:font-style-complex="normal" style:font-weight-complex="normal"/>
    </style:style>
    <style:style style:name="T10" style:family="text">
      <style:text-properties style:use-window-font-color="true" loext:opacity="0%" fo:font-size="10pt" fo:font-style="normal" fo:font-weight="normal" officeooo:rsid="00c1eb72" style:font-size-asian="10pt" style:font-style-asian="normal" style:font-weight-asian="normal" style:font-size-complex="10pt" style:font-style-complex="normal" style:font-weight-complex="normal"/>
    </style:style>
    <style:style style:name="T11" style:family="text">
      <style:text-properties style:use-window-font-color="true" loext:opacity="0%" fo:font-size="10pt" fo:font-style="normal" style:text-underline-style="solid" style:text-underline-width="auto" style:text-underline-color="font-color" fo:font-weight="normal" officeooo:rsid="00a18251" style:font-size-asian="10pt" style:font-style-asian="normal" style:font-weight-asian="normal" style:font-size-complex="10pt" style:font-style-complex="normal" style:font-weight-complex="normal"/>
    </style:style>
    <style:style style:name="T12" style:family="text">
      <style:text-properties style:use-window-font-color="true" loext:opacity="0%" fo:font-size="10pt" fo:font-style="normal" fo:font-weight="bold" officeooo:rsid="00a18251" style:font-size-asian="10pt" style:font-style-asian="normal" style:font-weight-asian="bold" style:font-size-complex="10pt" style:font-style-complex="normal" style:font-weight-complex="bold"/>
    </style:style>
    <style:style style:name="T13" style:family="text">
      <style:text-properties style:use-window-font-color="true" loext:opacity="0%" fo:font-size="10pt" fo:font-style="normal" style:text-underline-style="none" fo:font-weight="bold" fo:background-color="#dee6ef" loext:char-shading-value="0" style:font-size-asian="10pt" style:font-style-asian="normal" style:font-weight-asian="bold" style:font-size-complex="10pt" style:font-style-complex="normal" style:font-weight-complex="bold"/>
    </style:style>
    <style:style style:name="T14" style:family="text">
      <style:text-properties style:use-window-font-color="true" loext:opacity="0%" fo:font-size="10pt" fo:font-style="italic" fo:font-weight="normal" officeooo:rsid="009f960f" style:font-size-asian="10pt" style:font-style-asian="italic" style:font-weight-asian="normal" style:font-size-complex="10pt" style:font-style-complex="italic" style:font-weight-complex="normal"/>
    </style:style>
    <style:style style:name="T15" style:family="text">
      <style:text-properties style:use-window-font-color="true" loext:opacity="0%" fo:font-size="10pt" fo:font-style="italic" fo:font-weight="normal" officeooo:rsid="00a18251" style:font-size-asian="10pt" style:font-style-asian="italic" style:font-weight-asian="normal" style:font-size-complex="10pt" style:font-style-complex="italic" style:font-weight-complex="normal"/>
    </style:style>
    <style:style style:name="T16" style:family="text">
      <style:text-properties style:use-window-font-color="true" loext:opacity="0%" fo:font-size="10pt" fo:font-style="italic" style:text-underline-style="none" fo:font-weight="bold" fo:background-color="#dee6ef" loext:char-shading-value="0" style:font-size-asian="10pt" style:font-style-asian="italic" style:font-weight-asian="bold" style:font-size-complex="10pt" style:font-style-complex="italic" style:font-weight-complex="bold"/>
    </style:style>
    <style:style style:name="T17" style:family="text">
      <style:text-properties style:use-window-font-color="true" loext:opacity="0%" fo:font-size="10pt" fo:font-style="italic" style:text-underline-style="none" fo:font-weight="bold" officeooo:rsid="00a35f70" fo:background-color="#dde8cb" loext:char-shading-value="0" style:font-size-asian="10pt" style:font-style-asian="italic" style:font-weight-asian="bold" style:font-size-complex="10pt" style:font-style-complex="italic" style:font-weight-complex="bold"/>
    </style:style>
    <style:style style:name="T18" style:family="text">
      <style:text-properties style:use-window-font-color="true" loext:opacity="0%" fo:font-size="10pt" style:text-underline-style="none" fo:font-weight="normal" style:font-size-asian="10pt" style:font-weight-asian="normal" style:font-size-complex="10pt" style:font-weight-complex="normal"/>
    </style:style>
    <style:style style:name="T19" style:family="text">
      <style:text-properties style:use-window-font-color="true" loext:opacity="0%" fo:font-size="10pt" style:text-underline-style="none" fo:font-weight="normal" officeooo:rsid="006edf38" style:font-size-asian="10pt" style:font-weight-asian="normal" style:font-size-complex="10pt" style:font-weight-complex="normal"/>
    </style:style>
    <style:style style:name="T20" style:family="text">
      <style:text-properties style:use-window-font-color="true" loext:opacity="0%" fo:font-size="10pt" style:text-underline-style="none" fo:font-weight="normal" officeooo:rsid="0079736d" style:font-size-asian="10pt" style:font-weight-asian="normal" style:font-size-complex="10pt" style:font-weight-complex="normal"/>
    </style:style>
    <style:style style:name="T21" style:family="text">
      <style:text-properties style:use-window-font-color="true" loext:opacity="0%" fo:font-size="10pt" style:text-underline-style="none" fo:font-weight="normal" officeooo:rsid="00a35f70" style:font-size-asian="10pt" style:font-weight-asian="normal" style:font-size-complex="10pt" style:font-weight-complex="normal"/>
    </style:style>
    <style:style style:name="T22" style:family="text">
      <style:text-properties style:use-window-font-color="true" loext:opacity="0%" fo:font-size="10pt" style:text-underline-style="none" fo:font-weight="normal" officeooo:rsid="001ec299" style:font-size-asian="10pt" style:font-weight-asian="normal" style:font-size-complex="10pt" style:font-weight-complex="normal"/>
    </style:style>
    <style:style style:name="T23" style:family="text">
      <style:text-properties style:use-window-font-color="true" loext:opacity="0%" fo:font-size="10pt" style:text-underline-style="none" fo:font-weight="bold" style:font-size-asian="10pt" style:font-weight-asian="bold" style:font-size-complex="10pt" style:font-weight-complex="bold"/>
    </style:style>
    <style:style style:name="T24" style:family="text">
      <style:text-properties style:use-window-font-color="true" loext:opacity="0%" fo:font-size="10pt" style:text-underline-style="none" fo:font-weight="bold" officeooo:rsid="00815094" style:font-size-asian="10pt" style:font-weight-asian="bold" style:font-size-complex="10pt" style:font-weight-complex="bold"/>
    </style:style>
    <style:style style:name="T25" style:family="text">
      <style:text-properties style:use-window-font-color="true" loext:opacity="0%" fo:font-size="10pt" style:text-underline-style="none" fo:font-weight="bold" fo:background-color="#dde8cb" loext:char-shading-value="0" style:font-size-asian="10pt" style:font-weight-asian="bold" style:font-size-complex="10pt" style:font-weight-complex="bold"/>
    </style:style>
    <style:style style:name="T26" style:family="text">
      <style:text-properties style:use-window-font-color="true" loext:opacity="0%" fo:font-size="10pt" style:text-underline-style="none" fo:font-weight="bold" officeooo:rsid="00a2f4eb" fo:background-color="#dde8cb" loext:char-shading-value="0" style:font-size-asian="10pt" style:font-weight-asian="bold" style:font-size-complex="10pt" style:font-weight-complex="bold"/>
    </style:style>
    <style:style style:name="T27" style:family="text">
      <style:text-properties style:use-window-font-color="true" loext:opacity="0%" fo:font-size="10pt" style:text-underline-style="none" fo:font-weight="bold" officeooo:rsid="00a55eb8" fo:background-color="#dde8cb" loext:char-shading-value="0" style:font-size-asian="10pt" style:font-weight-asian="bold" style:font-size-complex="10pt" style:font-weight-complex="bold"/>
    </style:style>
    <style:style style:name="T28" style:family="text">
      <style:text-properties style:use-window-font-color="true" loext:opacity="0%" fo:font-size="10pt" style:text-underline-style="none" fo:font-weight="bold" officeooo:rsid="00a35f70" fo:background-color="#dde8cb" loext:char-shading-value="0" style:font-size-asian="10pt" style:font-weight-asian="bold" style:font-size-complex="10pt" style:font-weight-complex="bold"/>
    </style:style>
    <style:style style:name="T29" style:family="text">
      <style:text-properties style:use-window-font-color="true" loext:opacity="0%" fo:font-size="10pt" style:text-underline-style="none" fo:font-weight="bold" officeooo:rsid="001fbd21" fo:background-color="#dde8cb" loext:char-shading-value="0" style:font-size-asian="10pt" style:font-weight-asian="bold" style:font-size-complex="10pt" style:font-weight-complex="bold"/>
    </style:style>
    <style:style style:name="T30" style:family="text">
      <style:text-properties style:use-window-font-color="true" loext:opacity="0%" fo:font-size="10pt" style:text-underline-style="none" fo:font-weight="bold" fo:background-color="#dee6ef" loext:char-shading-value="0" style:font-size-asian="10pt" style:font-weight-asian="bold" style:font-size-complex="10pt" style:font-weight-complex="bold"/>
    </style:style>
    <style:style style:name="T31" style:family="text">
      <style:text-properties style:use-window-font-color="true" loext:opacity="0%" fo:font-size="10pt" style:text-underline-style="none" fo:font-weight="bold" officeooo:rsid="00ae4b87" fo:background-color="#dee6ef" loext:char-shading-value="0" style:font-size-asian="10pt" style:font-weight-asian="bold" style:font-size-complex="10pt" style:font-weight-complex="bold"/>
    </style:style>
    <style:style style:name="T32" style:family="text">
      <style:text-properties style:use-window-font-color="true" loext:opacity="0%" fo:font-size="10pt" style:text-underline-style="none" style:font-size-asian="10pt" style:font-size-complex="10pt"/>
    </style:style>
    <style:style style:name="T33" style:family="text">
      <style:text-properties style:use-window-font-color="true" loext:opacity="0%" fo:font-size="10pt" style:text-underline-style="none" officeooo:rsid="00a2f4eb" style:font-size-asian="10pt" style:font-size-complex="10pt"/>
    </style:style>
    <style:style style:name="T34" style:family="text">
      <style:text-properties style:use-window-font-color="true" loext:opacity="0%" fo:font-size="10pt" style:text-underline-style="none" officeooo:rsid="00aac13b" style:font-size-asian="10pt" style:font-size-complex="10pt"/>
    </style:style>
    <style:style style:name="T35" style:family="text">
      <style:text-properties style:use-window-font-color="true" loext:opacity="0%" fo:font-size="10pt" style:text-underline-style="none" officeooo:rsid="001ec299" style:font-size-asian="10pt" style:font-size-complex="10pt"/>
    </style:style>
    <style:style style:name="T36" style:family="text">
      <style:text-properties style:use-window-font-color="true" loext:opacity="0%" fo:font-size="10pt" style:text-underline-style="solid" style:text-underline-width="auto" style:text-underline-color="font-color" style:font-size-asian="10pt" style:font-size-complex="10pt"/>
    </style:style>
    <style:style style:name="T37" style:family="text">
      <style:text-properties style:use-window-font-color="true" loext:opacity="0%" fo:font-size="10pt" style:text-underline-style="solid" style:text-underline-width="auto" style:text-underline-color="font-color" fo:font-weight="normal" style:font-size-asian="10pt" style:font-weight-asian="normal" style:font-size-complex="10pt" style:font-weight-complex="normal"/>
    </style:style>
    <style:style style:name="T38" style:family="text">
      <style:text-properties officeooo:rsid="009f960f"/>
    </style:style>
    <style:style style:name="T39" style:family="text">
      <style:text-properties fo:font-weight="normal" officeooo:rsid="0072edc3" style:font-weight-asian="normal" style:font-weight-complex="normal"/>
    </style:style>
    <style:style style:name="T40" style:family="text">
      <style:text-properties fo:font-weight="normal" officeooo:rsid="009f960f" style:font-weight-asian="normal" style:font-weight-complex="normal"/>
    </style:style>
    <style:style style:name="T41" style:family="text">
      <style:text-properties fo:font-weight="normal" officeooo:rsid="00a2e2a7" style:font-weight-asian="normal" style:font-weight-complex="normal"/>
    </style:style>
    <style:style style:name="T42" style:family="text">
      <style:text-properties fo:font-weight="normal" officeooo:rsid="00a2f4eb" style:font-weight-asian="normal" style:font-weight-complex="normal"/>
    </style:style>
    <style:style style:name="T43" style:family="text">
      <style:text-properties fo:font-weight="normal" officeooo:rsid="00c1eb72"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officeooo:rsid="009f960f" style:font-weight-asian="normal" style:font-weight-complex="normal"/>
    </style:style>
    <style:style style:name="T46" style:family="text">
      <style:text-properties style:text-underline-style="solid" style:text-underline-width="auto" style:text-underline-color="font-color" fo:font-weight="normal" officeooo:rsid="00a2e2a7" style:font-weight-asian="normal" style:font-weight-complex="normal"/>
    </style:style>
    <style:style style:name="T47" style:family="text">
      <style:text-properties style:text-underline-style="none" fo:font-weight="normal" officeooo:rsid="009f960f" style:font-weight-asian="normal" style:font-weight-complex="normal"/>
    </style:style>
    <style:style style:name="T48" style:family="text">
      <style:text-properties style:text-underline-style="none" fo:font-weight="normal" officeooo:rsid="00a2e2a7" style:font-weight-asian="normal" style:font-weight-complex="normal"/>
    </style:style>
    <style:style style:name="T49" style:family="text">
      <style:text-properties style:text-underline-style="none" fo:font-weight="bold" officeooo:rsid="00a2e2a7"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officeooo:rsid="00a2f4eb" style:font-weight-asian="bold" style:font-weight-complex="bold"/>
    </style:style>
    <style:style style:name="T52" style:family="text">
      <style:text-properties fo:font-weight="bold" officeooo:rsid="00b08e62" style:font-weight-asian="bold" style:font-weight-complex="bold"/>
    </style:style>
    <style:style style:name="T53" style:family="text">
      <style:text-properties officeooo:rsid="004a3c1e"/>
    </style:style>
    <style:style style:name="T54" style:family="text">
      <style:text-properties fo:color="#2a6099" loext:opacity="100%" fo:font-size="10pt" style:text-underline-style="none" fo:font-weight="bold" style:font-size-asian="10pt" style:font-weight-asian="bold" style:font-size-complex="10pt" style:font-weight-complex="bold"/>
    </style:style>
    <style:style style:name="T55" style:family="text">
      <style:text-properties fo:color="#2a6099" loext:opacity="100%" fo:font-size="10pt" style:text-underline-style="none" fo:font-weight="bold" officeooo:rsid="00815094" style:font-size-asian="10pt" style:font-weight-asian="bold" style:font-size-complex="10pt" style:font-weight-complex="bold"/>
    </style:style>
    <style:style style:name="T56" style:family="text">
      <style:text-properties fo:color="#2a6099" loext:opacity="100%" fo:font-size="10pt" style:text-underline-style="none" fo:font-weight="bold" officeooo:rsid="001ec299" style:font-size-asian="10pt" style:font-weight-asian="bold" style:font-size-complex="10pt" style:font-weight-complex="bold"/>
    </style:style>
    <style:style style:name="T57" style:family="text">
      <style:text-properties fo:color="#2a6099" loext:opacity="100%" fo:font-size="10pt" style:text-underline-style="none" fo:font-weight="bold" officeooo:rsid="001fbd21" style:font-size-asian="10pt" style:font-weight-asian="bold" style:font-size-complex="10pt" style:font-weight-complex="bold"/>
    </style:style>
    <style:style style:name="T58" style:family="text">
      <style:text-properties officeooo:rsid="00b08e62"/>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b08e62"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1ec299"/>
    </style:style>
    <style:style style:name="T64" style:family="text">
      <style:text-properties officeooo:rsid="001fb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Fiches de révision</text:p>
      <text:p text:style-name="P28"/>
      <text:p text:style-name="P28"/>
      <text:p text:style-name="P28"/>
      <text:p text:style-name="P21">I. Comment sont organisées ces fiches</text:p>
      <text:p text:style-name="P22"/>
      <text:p text:style-name="P23">1. <text:span text:style-name="T44">Définition(s) :</text:span> ces définitions sont consensuelles et peuvent être utilisées dans une intro de dissertation.</text:p>
      <text:p text:style-name="P23">2. <text:span text:style-name="T44">Analyse conceptuelle :</text:span> quelques remarques sur le sens et l’utilisation du concept</text:p>
      <text:p text:style-name="P23">3. <text:span text:style-name="T44">Problème(s) :</text:span> quelques grandes interrogations philosophiques liées au concept, avec les alternatives possibles</text:p>
      <text:p text:style-name="P23">4. <text:span text:style-name="T44">Thèses importantes :</text:span></text:p>
      <text:p text:style-name="P24">- Pour chaque notion, vous aurez au moins trois<text:span text:style-name="T50"> thèses</text:span> <text:span text:style-name="T50">importantes</text:span></text:p>
      <text:p text:style-name="P24">- Pour cha<text:span text:style-name="T58">cune de ces</text:span> thèse<text:span text:style-name="T58">s</text:span>, vous aurez souvent une<text:span text:style-name="T50"> thèse complémentaire</text:span> qui constitue SOIT une critique possible, SOIT un prolongement possible</text:p>
      <text:p text:style-name="P24">- Pour chacune des thèses <text:span text:style-name="T58">(</text:span><text:span text:style-name="T52">importante</text:span><text:span text:style-name="T58"> ou </text:span><text:span text:style-name="T52">complémentaire</text:span><text:span text:style-name="T58">)</text:span>, vous trouverez l’ensemble des <text:span text:style-name="T50">notions impliquées</text:span> (ex : « la technique, la raison »). Évidemment, si vous êtes sur la fiche de la vérité, nul besoin de préciser que <text:span text:style-name="T59">toutes</text:span><text:span text:style-name="T60"> les thèses </text:span><text:span text:style-name="T61">exposées</text:span><text:span text:style-name="T60"> concernent la notion de vérité.</text:span></text:p>
      <text:p text:style-name="P22"/>
      <text:p text:style-name="P22"/>
      <text:p text:style-name="P21">II. Comment réviser vos fiches</text:p>
      <text:p text:style-name="P22"/>
      <text:p text:style-name="P25">Du plus important au moins important :</text:p>
      <text:p text:style-name="P26">1. Apprenez par cœur vos <text:span text:style-name="T50">définitions</text:span>, ou au moins sachez retrouver des définitions correctes</text:p>
      <text:p text:style-name="P26">2. <text:span text:style-name="T59">Comprenez</text:span><text:span text:style-name="T60"> les détails apportés par l’</text:span><text:span text:style-name="T62">analyse conceptuelle</text:span><text:span text:style-name="T60">, sans nécessairement les apprendre par cœur</text:span></text:p>
      <text:p text:style-name="P26"><text:span text:style-name="T60">3. </text:span><text:span text:style-name="T59">Réfléchissez</text:span><text:span text:style-name="T60"> aux questions posées dans les </text:span><text:span text:style-name="T62">problèmes</text:span><text:span text:style-name="T60"> et aux alternatives précisées. Il est important de réfléchir régulièrement par vous-même pour bien intégrer vos apprentissages.</text:span></text:p>
      <text:p text:style-name="P26"><text:span text:style-name="T60">4. Apprenez les trois </text:span><text:span text:style-name="T62">thèses principales</text:span><text:span text:style-name="T60"> :</text:span></text:p>
      <text:p text:style-name="P20">a. Retenez l’énoncé général de la thèse (en gras)</text:p>
      <text:p text:style-name="P20">b. Essayer de comprendre suffisamment bien les détails pour pouvoir les restituer globalement</text:p>
      <text:p text:style-name="P20">c. Faites le lien avec les <text:span text:style-name="T59">notions impliquées</text:span></text:p>
      <text:p text:style-name="P26"><text:span text:style-name="T60">5. SI POSSIBLE, apprenez les </text:span><text:span text:style-name="T62">thèses complémentaires</text:span><text:span text:style-name="T60"> :</text:span></text:p>
      <text:p text:style-name="P20">a. Essayer de retenir l’idée générale, suffisamment pour pouvoir la restituer et la défendre</text:p>
      <text:p text:style-name="P20">b. Faites le lien avec les <text:span text:style-name="T59">notions impliquées</text:span></text:p>
      <text:p text:style-name="P29"/>
      <text:p text:style-name="P2"><text:span text:style-name="T5">L</text:span><text:span text:style-name="T6">a vérité</text:span></text:p>
      <text:p text:style-name="P3"/>
      <text:p text:style-name="P4">Définition(s) :</text:p>
      <text:p text:style-name="P14">La vérité <text:span text:style-name="T38">désigne l’adéquation entre une proposition et la réalité.</text:span></text:p>
      <text:p text:style-name="P5"/>
      <text:p text:style-name="P4">Analyse conceptuelle :</text:p>
      <text:p text:style-name="P15"><text:span text:style-name="T7">- </text:span><text:span text:style-name="T8">Attention à ne pas confondre vérité et réalité. La vérité est une propriété de certaines </text:span><text:span text:style-name="T14">propositions</text:span><text:span text:style-name="T8">, la réalité est une propriété de certaines </text:span><text:span text:style-name="T14">choses</text:span><text:span text:style-name="T8">.</text:span></text:p>
      <text:p text:style-name="P15"><text:span text:style-name="T8">- Le contraire de la vérité n’est pas le mensonge, mais la fausseté. </text:span><text:span text:style-name="T9">Il n’y a pas vraiment de </text:span><text:span text:style-name="T15">mot</text:span><text:span text:style-name="T9"> pour indiquer le contraire du mensonge : le mensonge s’oppose à </text:span><text:span text:style-name="T15">la parole sincère</text:span><text:span text:style-name="T9">.</text:span></text:p>
      <text:p text:style-name="P7">- Il y a en fait plusieurs définitions possibles de la vérité, entre lesquelles on peut naviguer dans une dissertation :</text:p>
      <text:p text:style-name="P16"><text:span text:style-name="T9">- </text:span><text:span text:style-name="T11">la vérité-correspondance :</text:span><text:span text:style-name="T9"> c’est la définition donné</text:span><text:span text:style-name="T10">e</text:span><text:span text:style-name="T9"> plus haut</text:span></text:p>
      <text:p text:style-name="P16"><text:span text:style-name="T9">- </text:span><text:span text:style-name="T11">la vérité-cohérence :</text:span><text:span text:style-name="T9"> par exemple, une proposition mathématique est </text:span><text:span text:style-name="T15">vraie</text:span><text:span text:style-name="T9"> si elle s’intègre de façon non-contradictoire à un système d’axiomes </text:span><text:span text:style-name="T10">donné</text:span><text:span text:style-name="T9">. Il n’est pas sûr que ce concept de vérité puisse avoir du sens en-dehors des mathématiques.</text:span></text:p>
      <text:p text:style-name="P16"><text:span text:style-name="T9">- </text:span><text:span text:style-name="T11">la vérité-dévoilement :</text:span><text:span text:style-name="T9"> on doit cette notion originale de la vérité à Heidegger. Elle repose sur l’idée qu’il n’y a de vérité que dans la mesure où il existe un « homme » (un </text:span><text:span text:style-name="T15">Dasein</text:span><text:span text:style-name="T9">, d’un point de vue existentiel) pour la faire exister. La vérité désigne la façon dont l’homme établit les choses dans leur présence, en les arrachant à leur obscurité première. </text:span><text:span text:style-name="T12">[si vous ne comprenez rien, c’est parfaitement normal]</text:span></text:p>
      <text:p text:style-name="P6"/>
      <text:p text:style-name="P4">Problème(s) :</text:p>
      <text:p text:style-name="P6"><text:span text:style-name="T39">- </text:span><text:span text:style-name="T45">Faut-il toujours dire la vérité ?</text:span><text:span text:style-name="T47"> </text:span><text:span text:style-name="T48">La sincérité est-elle un devoir moral absolu fondé sur le respect de la personne humaine, </text:span><text:span text:style-name="T49">OU BIEN</text:span><text:span text:style-name="T48"> le fait d’épargner à l’autre une souffrance peut-il constituer une justification morale pour le mensonge ?</text:span></text:p>
      <text:p text:style-name="P8"><text:span text:style-name="T40">- </text:span><text:span text:style-name="T46">Peut-on dire « à chacun sa vérité » ?</text:span><text:span text:style-name="T41"> </text:span><text:span text:style-name="T42">Le réel apparaît-il d’une façon radicalement différente à chacun, </text:span><text:span text:style-name="T51">OU BIEN</text:span><text:span text:style-name="T42"> les différences d’opinion</text:span><text:span text:style-name="T43">s</text:span><text:span text:style-name="T42"> entre les hommes s’expliquent-elles d’abord par le fait que certains sont dans l’erreur ?</text:span></text:p>
      <text:p text:style-name="P13"/>
      <text:p text:style-name="P9">Thèses imp<text:span text:style-name="T53">ortantes :</text:span></text:p>
      <text:p text:style-name="P9"/>
      <text:p text:style-name="P15"><text:span text:style-name="T19">(</text:span><text:span text:style-name="T20">1</text:span><text:span text:style-name="T19">) </text:span><text:span text:style-name="T55">Platon </text:span><text:span text:style-name="T24">: </text:span><text:span text:style-name="T26">Nous sommes spontanément </text:span><text:span text:style-name="T27">plongés </text:span><text:span text:style-name="T26">dans une ignorance radicale qui nous empêche même de reconnaître la vérité quand nous la voyons</text:span></text:p>
      <text:p text:style-name="P17"><text:span text:style-name="T33">P</text:span><text:span text:style-name="T32">laton décrit la condition des hommes qui n’ont pas été éduqués par l’</text:span><text:span text:style-name="T34">allégorie</text:span><text:span text:style-name="T32"> d’une caverne. Les hommes ignorants sont au fond de la caverne, et passent leur temps à bavarder au sujet des ombres qu’ils perçoivent. Ces ombres sont produites par les maîtres des apparences (sophistes, hommes politiques, artistes, </text:span><text:span text:style-name="T35">religieux</text:span><text:span text:style-name="T32">) qui acquièrent par là même un pouvoir. A l’extérieur de la caverne, on se rapproche de la vérité : la pensée mathématique est un premier pas vers les Idées, les réalités véritables, qui ne peuvent être saisies que par la pensée philosophante.</text:span></text:p>
      <text:p text:style-name="P1">L’art, la liberté, <text:span text:style-name="T63">la religion</text:span></text:p>
      <text:p text:style-name="P11"/>
      <text:p text:style-name="P18"><text:span text:style-name="T36">Prolongement :</text:span><text:span text:style-name="T32"> </text:span><text:span text:style-name="T54">Platon </text:span><text:span text:style-name="T32">: </text:span><text:span text:style-name="T31">Il n’y a rien de plus confortable que l’ignorance. La sortie de l’ignorance s’exerce donc toujours comme une violence ; par ses questions et son exigence constante de vérité, Socrate dérangeait les Athéniens, qui ont fini par le condamner à mort pour trouble à l’ordre social.</text:span></text:p>
      <text:p text:style-name="P1"><text:span text:style-name="T63">L</text:span>a justice</text:p>
      <text:p text:style-name="P10"/>
      <text:p text:style-name="P15"><text:span text:style-name="T21">(2) </text:span><text:span text:style-name="T56">Claude Bernard</text:span><text:span text:style-name="T22"> </text:span><text:span text:style-name="T55">: </text:span><text:span text:style-name="T29">La méthode expérimentale est la garantie d’une connaissance fiable et solide</text:span></text:p>
      <text:p text:style-name="P32"><text:span text:style-name="T1">Claude Bernard est un médecin et physiologiste français qui a essayé de définir ce qu’est la méthode expérimentale des sciences. Un raisonnement scientifique suppose trois phases successives : on observe un fait, on propose une hypothèse pour expliquer ce fait, et enfin on invente des expériences permettant de confirmer ou d’infirmer cette hypothèse, en isolant les différents facteurs et en les faisant varier de façon systématique et contrôlée.</text:span></text:p>
      <text:p text:style-name="P12"/>
      <text:p text:style-name="P33"><text:span text:style-name="T4">Critique :</text:span><text:span text:style-name="T1"> </text:span><text:span text:style-name="T57">Feyerabend</text:span><text:span text:style-name="T1">: </text:span><text:span text:style-name="T3">Toute tentative pour définir une méthode scientifique générale et éternelle est vaine : les scientifiques réinventent en permanence leurs méthodes. Feyerabend se prononce pour une sorte d’anarchisme scientifique, dans lequel le mot d’ordre est « tout est bon ».</text:span></text:p>
      <text:p text:style-name="P19"/>
      <text:p text:style-name="P34"><text:span text:style-name="T19">(</text:span><text:span text:style-name="T18">2) </text:span><text:span text:style-name="T54">Kuhn </text:span><text:span text:style-name="T18">: </text:span><text:span text:style-name="T25">L’histoire des sciences n’est pas cumulative, mais est marquée par des ruptures révolutionnaires</text:span></text:p>
      <text:p text:style-name="P30"><text:span text:style-name="T64">L</text:span>’histoire de la science est marquée par des révolutions, qui induisent toujours un certain cadre théorique et pratique : un « paradigme ». Quand un paradigme s’est installé, les scientifiques s’installent dans ce cadre pour essayer de répondre aux questions qu’il implique : c’est la « science normale ». Ce faisant, les chercheurs vont identifier des anomalies qui ne cadrent pas avec ce paradigme. Finalement, des cadres scientifiques alternatifs seront proposés pour en rendre compte : c’est la « science extraordinaire », qui peut finir par constituer le nouveau paradigme consensuel. On parle alors de « révolution scientifique ».</text:p>
      <text:p text:style-name="P31"/>
      <text:p text:style-name="P35"><text:span text:style-name="T37">Prolongement :</text:span><text:span text:style-name="T18"> </text:span><text:span text:style-name="T54">Popper </text:span><text:span text:style-name="T18">:</text:span><text:span text:style-name="T23"> </text:span><text:span text:style-name="T30">Le schéma de Kuhn implique qu’un cadre scientifique n’est jamais définitif, et qu’il pourra toujours être renversé par un nouveau paradigme plus puissant. Mais alors, on ne peut jamais être assuré du fait que nos théories sont </text:span><text:span text:style-name="T16">vraies</text:span><text:span text:style-name="T13">. Popper propose de remplacer l’idée de vérité scientifique par celle de </text:span><text:span text:style-name="T16">vérisimilitude </text:span><text:span text:style-name="T13">: une théorie vérisimilaire résiste robustement à la contradiction, et elle tient sa force des tentatives ratées de falsific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1T22:43:16.173000000</meta:creation-date>
    <dc:date>2022-11-08T21:49:00.443000000</dc:date>
    <meta:editing-duration>PT19M3S</meta:editing-duration>
    <meta:editing-cycles>2</meta:editing-cycles>
    <meta:generator>LibreOffice/7.3.1.3$Windows_X86_64 LibreOffice_project/a69ca51ded25f3eefd52d7bf9a5fad8c90b87951</meta:generator>
    <meta:document-statistic meta:table-count="0" meta:image-count="0" meta:object-count="0" meta:page-count="2" meta:paragraph-count="46" meta:word-count="1053" meta:character-count="6632" meta:non-whitespace-character-count="5625"/>
  </office:meta>
</office:document-meta>
</file>